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7">
      <style:table-cell-properties fo:background-color="#FFFFD7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7">
      <style:table-cell-properties fo:background-color="#AFD095"/>
    </style:style>
    <style:style style:name="ce34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8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9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fo:font-weight="bold" style:font-weight-asian="bold" style:font-weight-complex="bold"/>
    </style:style>
    <style:style style:name="ce79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9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38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36"/>
    <style:style style:name="ce9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3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5" style:family="table-cell" style:parent-style-name="Default" style:data-style-name="N0">
      <style:table-cell-properties fo:background-color="#AFD095"/>
    </style:style>
    <style:style style:name="ce106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1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2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36"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20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38"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30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8" style:family="table-cell" style:parent-style-name="Default" style:data-style-name="N36">
      <style:table-cell-properties fo:background-color="#F7D1D5"/>
    </style:style>
    <style:style style:name="ce139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140" style:family="table-cell" style:parent-style-name="Default" style:data-style-name="N36">
      <style:table-cell-properties fo:background-color="#FFF2CC"/>
    </style:style>
    <style:style style:name="ce141" style:family="table-cell" style:parent-style-name="Default" style:data-style-name="N0">
      <style:table-cell-properties fo:background-color="#FFF2CC"/>
    </style:style>
    <style:style style:name="ce142" style:family="table-cell" style:parent-style-name="Default" style:data-style-name="N37">
      <style:table-cell-properties fo:background-color="#FFF2CC"/>
    </style:style>
    <style:style style:name="ce143" style:family="table-cell" style:parent-style-name="Default" style:data-style-name="N36">
      <style:table-cell-properties fo:background-color="#D9E1F2"/>
    </style:style>
    <style:style style:name="ce144" style:family="table-cell" style:parent-style-name="Default" style:data-style-name="N0">
      <style:table-cell-properties fo:background-color="#D9E1F2"/>
    </style:style>
    <style:style style:name="ce145" style:family="table-cell" style:parent-style-name="Default" style:data-style-name="N37">
      <style:table-cell-properties fo:background-color="#D9E1F2"/>
    </style:style>
    <style:style style:name="ce146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48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49" style:family="table-cell" style:parent-style-name="Default" style:data-style-name="N36">
      <style:table-cell-properties fo:background-color="#F6F9D4"/>
    </style:style>
    <style:style style:name="ce150" style:family="table-cell" style:parent-style-name="Default" style:data-style-name="N0">
      <style:table-cell-properties fo:background-color="#F6F9D4"/>
    </style:style>
    <style:style style:name="ce151" style:family="table-cell" style:parent-style-name="Default" style:data-style-name="N37">
      <style:table-cell-properties fo:background-color="#F6F9D4"/>
    </style:style>
    <style:style style:name="ce152" style:family="table-cell" style:parent-style-name="Default" style:data-style-name="N0">
      <style:table-cell-properties fo:background-color="#F7D1D5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4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 style:data-style-name="N41"/>
    <style:style style:name="ce156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7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8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59" style:family="table-cell" style:parent-style-name="Default" style:data-style-name="N42"/>
    <style:style style:name="ce160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6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E0C2CD"/>
    </style:style>
    <style:style style:name="ce164" style:family="table-cell" style:parent-style-name="Default" style:data-style-name="N37">
      <style:table-cell-properties fo:background-color="#E0C2CD"/>
    </style:style>
    <style:style style:name="ce165" style:family="table-cell" style:parent-style-name="Default" style:data-style-name="N43">
      <style:table-cell-properties fo:background-color="#E0C2CD"/>
    </style:style>
    <style:style style:name="ce166" style:family="table-cell" style:parent-style-name="Default" style:data-style-name="N36">
      <style:table-cell-properties fo:background-color="#FFBF00"/>
    </style:style>
    <style:style style:name="ce167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8" style:family="table-cell" style:parent-style-name="Default" style:data-style-name="N38">
      <style:table-cell-properties fo:background-color="#E0C2CD"/>
    </style:style>
    <style:style style:name="ce16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0" style:family="table-cell" style:parent-style-name="Default" style:data-style-name="N44"/>
    <style:style style:name="ce171" style:family="table-cell" style:parent-style-name="Default" style:data-style-name="N4">
      <style:table-cell-properties fo:background-color="#FFFF00"/>
    </style:style>
    <style:style style:name="ce17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3" style:family="table-cell" style:parent-style-name="Default" style:data-style-name="N0">
      <style:text-properties fo:font-size="12pt" style:font-size-asian="12pt" style:font-size-complex="12pt"/>
    </style:style>
    <style:style style:name="ce17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75" style:family="table-cell" style:parent-style-name="Default" style:data-style-name="N39">
      <style:table-cell-properties fo:background-color="#E8F2A1"/>
    </style:style>
    <style:style style:name="ce176" style:family="table-cell" style:parent-style-name="Default" style:data-style-name="N39">
      <style:table-cell-properties fo:background-color="transparent"/>
    </style:style>
    <style:style style:name="ce177" style:family="table-cell" style:parent-style-name="Default" style:data-style-name="N38">
      <style:text-properties fo:color="#C9211E" fo:font-weight="bold" style:font-weight-asian="bold" style:font-weight-complex="bold"/>
    </style:style>
    <style:style style:name="ce17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79" style:family="table-cell" style:parent-style-name="Default" style:data-style-name="N0">
      <style:table-cell-properties fo:background-color="#81D41A"/>
    </style:style>
    <style:style style:name="ce180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ackground-color="#81D41A"/>
    </style:style>
    <style:style style:name="ce183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86" style:family="table-cell" style:parent-style-name="Default" style:data-style-name="N39">
      <style:table-cell-properties fo:background-color="#E0C2CD"/>
    </style:style>
    <style:style style:name="ce18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9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9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92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9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99" style:family="table-cell" style:parent-style-name="Default" style:data-style-name="N38">
      <style:table-cell-properties fo:background-color="#F7D1D5"/>
    </style:style>
    <style:style style:name="ce200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3"/>
    <style:style style:name="ce20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39">
      <style:table-cell-properties fo:background-color="#81D41A"/>
    </style:style>
    <style:style style:name="ce204" style:family="table-cell" style:parent-style-name="Default" style:data-style-name="N0">
      <style:table-cell-properties fo:background-color="#FFA6A6"/>
    </style:style>
    <style:style style:name="ce20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#BBE33D"/>
    </style:style>
    <style:style style:name="ce207" style:family="table-cell" style:parent-style-name="Default" style:data-style-name="N4">
      <style:table-cell-properties fo:background-color="#BBE33D"/>
    </style:style>
    <style:style style:name="ce20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style:vertical-align="automatic"/>
    </style:style>
    <style:style style:name="ce210" style:family="table-cell" style:parent-style-name="Default" style:data-style-name="N0">
      <style:table-cell-properties fo:background-color="#FFD8CE"/>
    </style:style>
    <style:style style:name="ce21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1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4" style:family="table-cell" style:parent-style-name="Default" style:data-style-name="N4">
      <style:table-cell-properties fo:background-color="#81D41A"/>
    </style:style>
    <style:style style:name="ce215" style:family="table-cell" style:parent-style-name="Default" style:data-style-name="N0">
      <style:table-cell-properties fo:background-color="#D4EA6B"/>
    </style:style>
    <style:style style:name="ce216" style:family="table-cell" style:parent-style-name="Default" style:data-style-name="N37">
      <style:table-cell-properties fo:background-color="#D4EA6B"/>
    </style:style>
    <style:style style:name="ce217" style:family="table-cell" style:parent-style-name="Default" style:data-style-name="N4">
      <style:table-cell-properties fo:background-color="#D4EA6B"/>
    </style:style>
    <style:style style:name="ce21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19" style:family="table-cell" style:parent-style-name="Default" style:data-style-name="N38">
      <style:table-cell-properties fo:background-color="#D4EA6B"/>
    </style:style>
    <style:style style:name="ce220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D8CE"/>
    </style:style>
    <style:style style:name="ce222" style:family="table-cell" style:parent-style-name="Default" style:data-style-name="N37">
      <style:table-cell-properties fo:background-color="#FFD8CE"/>
    </style:style>
    <style:style style:name="ce223" style:family="table-cell" style:parent-style-name="Default" style:data-style-name="N0">
      <style:table-cell-properties fo:background-color="#FFD7D7"/>
    </style:style>
    <style:style style:name="ce22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7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2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2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31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32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069A2E"/>
    </style:style>
    <style:style style:name="ce235" style:family="table-cell" style:parent-style-name="Default" style:data-style-name="N38">
      <style:table-cell-properties fo:background-color="#FFD7D7"/>
    </style:style>
    <style:style style:name="ce236" style:family="table-cell" style:parent-style-name="Default" style:data-style-name="N4">
      <style:table-cell-properties fo:background-color="#FFD7D7"/>
    </style:style>
    <style:style style:name="ce237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39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9645833333333cm" style:use-optimal-column-width="true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190625cm" style:use-optimal-column-width="true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6.64104166666667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5.794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0.370416666666667cm" style:use-optimal-column-width="true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5.02708333333333cm" style:use-optimal-column-width="true"/>
    </style:style>
    <style:style style:name="co33" style:family="table-column">
      <style:table-column-properties fo:break-before="auto" style:column-width="2.2225cm" style:use-optimal-column-width="true"/>
    </style:style>
    <style:style style:name="co34" style:family="table-column">
      <style:table-column-properties fo:break-before="auto" style:column-width="2.301875cm"/>
    </style:style>
    <style:style style:name="co35" style:family="table-column">
      <style:table-column-properties fo:break-before="auto" style:column-width="0.767291666666667cm"/>
    </style:style>
    <style:style style:name="co36" style:family="table-column">
      <style:table-column-properties fo:break-before="auto" style:column-width="2.03729166666667cm" style:use-optimal-column-width="true"/>
    </style:style>
    <style:style style:name="co37" style:family="table-column">
      <style:table-column-properties fo:break-before="auto" style:column-width="3.22791666666667cm"/>
    </style:style>
    <style:style style:name="co38" style:family="table-column">
      <style:table-column-properties fo:break-before="auto" style:column-width="6.00604166666667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7.01145833333333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2.3812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1.87854166666667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5.55625cm"/>
    </style:style>
    <style:style style:name="co51" style:family="table-column">
      <style:table-column-properties fo:break-before="auto" style:column-width="6.270625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190625cm"/>
    </style:style>
    <style:style style:name="co55" style:family="table-column">
      <style:table-column-properties fo:break-before="auto" style:column-width="1.08479166666667cm"/>
    </style:style>
    <style:style style:name="co56" style:family="table-column">
      <style:table-column-properties fo:break-before="auto" style:column-width="1.21708333333333cm"/>
    </style:style>
    <style:style style:name="co57" style:family="table-column">
      <style:table-column-properties fo:break-before="auto" style:column-width="6.746875cm"/>
    </style:style>
    <style:style style:name="co58" style:family="table-column">
      <style:table-column-properties fo:break-before="auto" style:column-width="0.608541666666667cm"/>
    </style:style>
    <style:style style:name="co59" style:family="table-column">
      <style:table-column-properties fo:break-before="auto" style:column-width="0.582083333333333cm"/>
    </style:style>
    <style:style style:name="co60" style:family="table-column">
      <style:table-column-properties fo:break-before="auto" style:column-width="0.4762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6.98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3770833333333cm"/>
    </style:style>
    <style:style style:name="co66" style:family="table-column">
      <style:table-column-properties fo:break-before="auto" style:column-width="1.24354166666667cm"/>
    </style:style>
    <style:style style:name="co67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1">
            <text:p>1437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6]*[Sayfa2.$C6]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1">
            <text:p>983,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8]*[Sayfa2.$C8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1">
            <text:p>5238,89871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1">
            <text:p>1652,4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İŞ Fon 801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1">
            <text:p>21088,4896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239">
            <text:p>28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239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1">
            <text:p>125,523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239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1">
            <text:p>39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239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1">
            <text:p>2302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0" table:formula="of:=[Sayfa2.$D16]*[Sayfa2.$C16]" table:style-name="ce1">
            <text:p>0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GNLK-_2024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55840.15" table:formula="of:=['01_24'.E2]" table:style-name="ce18">
            <text:p>-55.840,15</text:p>
          </table:table-cell>
          <table:table-cell office:value-type="float" office:value="150459.85" table:formula="of:=[.B3]+[.C3]" table:style-name="ce19">
            <text:p>150.459,85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-152" table:formula="of:=['01_24'.G2]" table:style-name="ce18">
            <text:p>-152,00</text:p>
          </table:table-cell>
          <table:table-cell office:value-type="float" office:value="-152" table:formula="of:=[.E3]+[.F3]" table:style-name="ce20">
            <text:p>-152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12878.64" table:formula="of:=['02_24'.E2]" table:style-name="ce18">
            <text:p>-112.878,64</text:p>
          </table:table-cell>
          <table:table-cell office:value-type="float" office:value="56881.210000000006" table:formula="of:=[.B4]+[.C4]+[.D3]" table:style-name="ce19">
            <text:p>56.881,21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-152" table:formula="of:=[.E4]+[.F4]+[.G3]" table:style-name="ce20">
            <text:p>-152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6682.58" table:formula="of:=['03_24'.E2]" table:style-name="ce18">
            <text:p>-46.682,58</text:p>
          </table:table-cell>
          <table:table-cell office:value-type="float" office:value="173498.63" table:formula="of:=[.B5]+[.C5]+[.D4]" table:style-name="ce19">
            <text:p>173.498,6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-152" table:formula="of:=[.E5]+[.F5]+[.G4]" table:style-name="ce20">
            <text:p>-152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40853.47" table:formula="of:=['04_24'.E2]" table:style-name="ce18">
            <text:p>-40.853,47</text:p>
          </table:table-cell>
          <table:table-cell office:value-type="float" office:value="156645.16" table:formula="of:=[.B6]+[.C6]+[.D5]" table:style-name="ce19">
            <text:p>156.645,16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-152" table:formula="of:=[.E6]+[.F6]+[.G5]" table:style-name="ce20">
            <text:p>-152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40253.47" table:formula="of:=['05_24'.E2]" table:style-name="ce18">
            <text:p>-40.253,47</text:p>
          </table:table-cell>
          <table:table-cell office:value-type="float" office:value="140391.69" table:formula="of:=[.B7]+[.C7]+[.D6]" table:style-name="ce19">
            <text:p>140.391,69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-152" table:formula="of:=[.E7]+[.F7]+[.G6]" table:style-name="ce20">
            <text:p>-152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5473.47" table:formula="of:=['06_24'.E2]" table:style-name="ce18">
            <text:p>-45.473,47</text:p>
          </table:table-cell>
          <table:table-cell office:value-type="float" office:value="118918.22" table:formula="of:=[.B8]+[.C8]+[.D7]" table:style-name="ce19">
            <text:p>118.918,22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-152" table:formula="of:=[.E8]+[.F8]+[.G7]" table:style-name="ce20">
            <text:p>-152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06846.22" table:formula="of:=[.B9]+[.C9]+[.D8]" table:style-name="ce19">
            <text:p>106.846,22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-152" table:formula="of:=[.E9]+[.F9]+[.G8]" table:style-name="ce20">
            <text:p>-152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44274.22" table:formula="of:=[.B10]+[.C10]+[.D9]" table:style-name="ce19">
            <text:p>244.274,22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-152" table:formula="of:=[.E10]+[.F10]+[.G9]" table:style-name="ce20">
            <text:p>-152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381702.22" table:formula="of:=[.B11]+[.C11]+[.D10]" table:style-name="ce19">
            <text:p>381.702,22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-152" table:formula="of:=[.E11]+[.F11]+[.G10]" table:style-name="ce20">
            <text:p>-152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395130.22" table:formula="of:=[.B12]+[.C12]+[.D11]" table:style-name="ce19">
            <text:p>395.130,22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-152" table:formula="of:=[.E12]+[.F12]+[.G11]" table:style-name="ce20">
            <text:p>-152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38558.22" table:formula="of:=[.B13]+[.C13]+[.D12]" table:style-name="ce19">
            <text:p>638.558,22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-152" table:formula="of:=[.E13]+[.F13]+[.G12]" table:style-name="ce20">
            <text:p>-152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881986.22" table:formula="of:=[.B14]+[.C14]+[.D13]" table:style-name="ce19">
            <text:p>881.986,22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-152" table:formula="of:=[.E14]+[.F14]+[.G13]" table:style-name="ce20">
            <text:p>-152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88413.78" table:formula="of:=SUM([.C3:.C14])" table:style-name="ce33">
            <text:p>-688.413,78</text:p>
          </table:table-cell>
          <table:table-cell office:value-type="float" office:value="881986.22" table:formula="of:=[.B15]+[.C15]" table:style-name="ce34">
            <text:p>881.986,22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-152" table:formula="of:=SUM([.F3:.F14])" table:style-name="ce33">
            <text:p>-152,00</text:p>
          </table:table-cell>
          <table:table-cell office:value-type="float" office:value="-152" table:formula="of:=[.E15]+[.F15]" table:style-name="ce34">
            <text:p>-152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7367.815000000002" table:formula="of:=[.C15]/[.A16]" table:style-name="ce43">
            <text:p>-57.367,82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-12.666666666666666" table:formula="of:=[.F15]/[.A16]" table:style-name="ce43">
            <text:p>-12,67</text:p>
          </table:table-cell>
          <table:table-cell office:value-type="float" office:value="-12.666666666666666" table:formula="of:=[.G15]/[.A16]" table:style-name="ce43">
            <text:p>-12,67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5473.47" table:formula="of:=SUM([.E4:.E34])" table:style-name="ce76">
            <text:p>-45.473,4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401.4699999999993" table:formula="of:=[.E50]" table:style-name="ce52">
            <text:p>-4.401,47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401.4699999999993" table:formula="of:=SUM([.E51:.E62])" table:style-name="ce68">
            <text:p>-4401,4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6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0253.47" table:formula="of:=SUM([.E4:.E34])" table:style-name="ce76">
            <text:p>-40.253,4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401.4699999999993" table:formula="of:=[.E50]" table:style-name="ce52">
            <text:p>-4.401,47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401.4699999999993" table:formula="of:=SUM([.E51:.E62])" table:style-name="ce68">
            <text:p>-4401,4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5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0853.47" table:formula="of:=SUM([.E4:.E34])" table:style-name="ce76">
            <text:p>-40.853,4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401.4699999999993" table:formula="of:=[.E50]" table:style-name="ce52">
            <text:p>-4.401,47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401.4699999999993" table:formula="of:=SUM([.E51:.E61])" table:style-name="ce68">
            <text:p>-4401,4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4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6682.58" table:formula="of:=SUM([.E4:.E34])" table:style-name="ce76">
            <text:p>-46.682,5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256.1399999999994" table:formula="of:=[.E50]" table:style-name="ce52">
            <text:p>-6.256,1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256.1399999999994" table:formula="of:=SUM([.E51:.E63])" table:style-name="ce68">
            <text:p>-6256,1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3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12878.64" table:formula="of:=SUM([.E4:.E34])" table:style-name="ce76">
            <text:p>-112.878,64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452.2" table:formula="of:=[.E50]" table:style-name="ce52">
            <text:p>-7.452,2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452.2" table:formula="of:=SUM([.E51:.E64])" table:style-name="ce68">
            <text:p>-7452,2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2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55840.15" table:formula="of:=SUM([.E4:.E34])" table:style-name="ce76">
            <text:p>-55.840,15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-152" table:formula="of:=SUM([.G4:.G34])" table:style-name="ce76">
            <text:p>-152,00</text:p>
          </table:table-cell>
          <table:table-cell office:value-type="float" office:value="-152" table:formula="of:=[.F2]+[.G2]" table:style-name="ce76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1">
            <text:p>-152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-152" table:formula="of:=[.H4]+[.F6]+[.G6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-152" table:formula="of:=[.H6]+[.F7]+[.G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-152" table:formula="of:=[.H7]+[.F8]+[.G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8]+[.F9]+[.G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" table:formula="of:=[.H9]+[.F10]+[.G1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152" table:formula="of:=[.H10]+[.F11]+[.G1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152" table:formula="of:=[.H11]+[.F12]+[.G12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12]+[.F13]+[.G1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-152" table:formula="of:=[.H13]+[.F14]+[.G1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4" table:formula="of:=[.E50]" table:style-name="ce52">
            <text:p>-3.961,94</text:p>
          </table:table-cell>
          <table:table-cell table:number-columns-repeated="2" table:style-name="ce52"/>
          <table:table-cell office:value-type="float" office:value="-152" table:formula="of:=[.H14]+[.F15]+[.G15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2">
            <text:p>3.Oc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26.210000000001" table:formula="of:=[.E67]" table:style-name="ce52">
            <text:p>-16.026,21</text:p>
          </table:table-cell>
          <table:table-cell table:style-name="ce1"/>
          <table:table-cell table:style-name="ce52"/>
          <table:table-cell office:value-type="float" office:value="-152" table:formula="of:=[.H15]+[.F16]+[.G16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-152" table:formula="of:=[.H16]+[.F17]+[.G1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-152" table:formula="of:=[.H17]+[.F18]+[.G1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-152" table:formula="of:=[.H18]+[.F19]+[.G19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19]+[.F20]+[.G20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0]+[.F21]+[.G21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1]+[.F22]+[.G2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2]+[.F23]+[.G2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3]+[.F24]+[.G2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4]+[.F25]+[.G25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5]+[.F26]+[.G26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6]+[.F27]+[.G2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-152" table:formula="of:=[.H27]+[.F28]+[.G2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-152" table:formula="of:=[.H28]+[.F29]+[.G2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-152" table:formula="of:=[.H29]+[.F30]+[.G3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-152" table:formula="of:=[.H30]+[.F31]+[.G3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-152" table:formula="of:=[.H31]+[.F32]+[.G3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4" table:formula="of:=SUM([.E51:.E64])" table:style-name="ce68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4" table:style-name="ce78">
            <text:p>-61,4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26.210000000001" table:formula="of:=SUM([.E68:.E102])" table:style-name="ce92">
            <text:p>-16.026,2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office:value-type="float" office:value="0" table:style-name="ce52">
            <text:p>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52">
            <text:p>-401,5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52">
            <text:p>-49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52">
            <text:p>-81,6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52">
            <text:p>-177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1 – 6</text:p>
          </table:table-cell>
          <table:table-cell office:value-type="float" office:value="-3551.66" table:style-name="ce78">
            <text:p>-3.551,6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4">
            <text:p>bonus</text:p>
          </table:table-cell>
          <table:table-cell office:value-type="float" office:value="109.92" table:style-name="ce81">
            <text:p>109,92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90" table:style-name="ce78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05.12" table:style-name="ce78">
            <text:p>-105,1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2T00:00:00" table:style-name="ce70">
            <text:p>22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58.63" table:style-name="ce78">
            <text:p>-58,6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6.66" table:style-name="ce78">
            <text:p>-76,6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9T00:00:00" table:style-name="ce70">
            <text:p>19.12.2023</text:p>
          </table:table-cell>
          <table:table-cell office:value-type="string" table:style-name="ce74">
            <text:p>emrar arar tokat ?</text:p>
          </table:table-cell>
          <table:table-cell table:number-columns-repeated="2" table:style-name="ce81"/>
          <table:table-cell office:value-type="float" office:value="-260" table:style-name="ce78">
            <text:p>-2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8T00:00:00" table:style-name="ce70">
            <text:p>18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370" table:style-name="ce78">
            <text:p>-3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izzet çağlar tokat ?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et ev</text:p>
          </table:table-cell>
          <table:table-cell table:number-columns-repeated="2" table:style-name="ce81"/>
          <table:table-cell office:value-type="float" office:value="-470" table:style-name="ce78">
            <text:p>-4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kasap zeki tokat ?</text:p>
          </table:table-cell>
          <table:table-cell table:number-columns-repeated="2" table:style-name="ce81"/>
          <table:table-cell office:value-type="float" office:value="-285" table:style-name="ce78">
            <text:p>-28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4T00:00:00" table:style-name="ce70">
            <text:p>14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2T00:00:00" table:style-name="ce70">
            <text:p>12.12.2023</text:p>
          </table:table-cell>
          <table:table-cell office:value-type="string" table:style-name="ce74">
            <text:p>snycd noter ihtar süre bitimi</text:p>
          </table:table-cell>
          <table:table-cell table:number-columns-repeated="2" table:style-name="ce81"/>
          <table:table-cell office:value-type="float" office:value="-1108.1500000000001" table:style-name="ce78">
            <text:p>-1.108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1T00:00:00" table:style-name="ce70">
            <text:p>1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audi benzin</text:p>
          </table:table-cell>
          <table:table-cell table:number-columns-repeated="2" table:style-name="ce81"/>
          <table:table-cell office:value-type="float" office:value="-1551.29" table:style-name="ce78">
            <text:p>-1.551,2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erenler ev</text:p>
          </table:table-cell>
          <table:table-cell table:number-columns-repeated="2" table:style-name="ce81"/>
          <table:table-cell office:value-type="float" office:value="-315.10000000000002" table:style-name="ce78">
            <text:p>-315,1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7T00:00:00" table:style-name="ce70">
            <text:p>07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5T00:00:00" table:style-name="ce70">
            <text:p>05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4T00:00:00" table:style-name="ce70">
            <text:p>04.12.2023</text:p>
          </table:table-cell>
          <table:table-cell office:value-type="string" table:style-name="ce74">
            <text:p>ödeme</text:p>
          </table:table-cell>
          <table:table-cell table:style-name="ce81"/>
          <table:table-cell office:value-type="float" office:value="11990.16" table:style-name="ce81">
            <text:p>11990,16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27T00:00:00" table:style-name="ce2">
            <text:p>27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2">
            <text:p>25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2">
            <text:p>24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52" table:formula="of:=[.H2]" table:style-name="ce52">
            <text:p>-152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-152" table:formula="of:=SUM([.E109:.E118])" table:style-name="ce1">
            <text:p>-152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9" table:default-cell-style-name="ce1"/>
        <table:table-column table:style-name="co26" table:default-cell-style-name="ce1"/>
        <table:table-column table:style-name="co11" table:default-cell-style-name="ce1"/>
        <table:table-column table:style-name="co2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2" table:default-cell-style-name="ce51"/>
        <table:table-column table:style-name="co9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8">
            <text:p>%23,54</text:p>
          </table:table-cell>
          <table:table-cell office:value-type="percentage" office:value="0.76461599999999996" table:formula="of:=1-[.K1]" table:style-name="ce99">
            <text:p>%76,46</text:p>
          </table:table-cell>
          <table:table-cell table:style-name="ce100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1">
            <text:p>nzn</text:p>
          </table:table-cell>
          <table:table-cell office:value-type="string" table:style-name="ce102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3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3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3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4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3"/>
          <table:table-cell table:style-name="ce27"/>
          <table:table-cell office:value-type="float" office:value="51.93253" table:formula="of:=([.E19]+[.E20])/1000" table:style-name="ce29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3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3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3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3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3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3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16232.529999999999" table:formula="of:=['12_23'.F2]" table:style-name="ce17">
            <text:p>16.232,53</text:p>
          </table:table-cell>
          <table:table-cell office:value-type="float" office:value="-41104.230000000003" table:formula="of:=['12_23'.G2]" table:style-name="ce18">
            <text:p>-41.104,23</text:p>
          </table:table-cell>
          <table:table-cell office:value-type="float" office:value="57789.880000000012" table:formula="of:=[.E14]+[.F14]+[.G13]" table:style-name="ce20">
            <text:p>57.789,88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3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45711.14000000013" table:formula="of:=SUM([.E3:.E14])" table:style-name="ce32">
            <text:p>745.711,14</text:p>
          </table:table-cell>
          <table:table-cell office:value-type="float" office:value="-687921.26" table:formula="of:=SUM([.F3:.F14])" table:style-name="ce33">
            <text:p>-687.921,26</text:p>
          </table:table-cell>
          <table:table-cell office:value-type="float" office:value="57789.880000000121" table:formula="of:=[.E15]+[.F15]" table:style-name="ce34">
            <text:p>57.789,88</text:p>
          </table:table-cell>
          <table:table-cell table:style-name="ce21"/>
          <table:table-cell table:style-name="ce105"/>
          <table:table-cell office:value-type="float" office:value="855.16" table:formula="of:=SUM([.J3:.J14])" table:style-name="ce105">
            <text:p>855,16</text:p>
          </table:table-cell>
          <table:table-cell office:value-type="float" office:value="116.31735743999999" table:formula="of:=SUM([.K4:.K14])" table:style-name="ce106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9.64107999999999" table:formula="of:=SUM([.M3:.M10])" table:style-name="ce40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2142.595000000008" table:formula="of:=[.E15]/[.A16]" table:style-name="ce43">
            <text:p>62.142,60</text:p>
          </table:table-cell>
          <table:table-cell office:value-type="float" office:value="-57326.771666666667" table:formula="of:=[.F15]/[.A16]" table:style-name="ce43">
            <text:p>-57.326,77</text:p>
          </table:table-cell>
          <table:table-cell office:value-type="float" office:value="4815.8233333333437" table:formula="of:=[.G15]/[.A16]" table:style-name="ce43">
            <text:p>4.815,82</text:p>
          </table:table-cell>
          <table:table-cell table:style-name="ce44"/>
          <table:table-cell table:style-name="ce107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8">
            <text:p>9,69</text:p>
          </table:table-cell>
          <table:table-cell office:value-type="float" office:value="31.486886880000004" table:formula="of:=[.L15]/12" table:style-name="ce109">
            <text:p>31,49</text:p>
          </table:table-cell>
          <table:table-cell office:value-type="float" office:value="20.803423333333331" table:formula="of:=[.M15]/12" table:style-name="ce110">
            <text:p>20,80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1">
            <text:p>HACI</text:p>
          </table:table-cell>
          <table:table-cell office:value-type="float" office:value="627.48372256000005" table:formula="of:=[.L15]+[.M15]" table:style-name="ce112">
            <text:p>627,48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3">
            <text:p><text:s/>/ 12</text:p>
          </table:table-cell>
          <table:table-cell office:value-type="float" office:value="52.290310213333335" table:formula="of:=[.M17]/12" table:style-name="ce57">
            <text:p>52,29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60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91141.08" table:formula="of:=SUM([.E18:.E20])" table:style-name="ce62">
            <text:p>91.141,08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7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8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119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20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1">
            <text:p>Toplamlar</text:p>
          </table:table-cell>
          <table:table-cell office:value-type="float" office:value="5271" table:formula="of:=SUM([.D3:.D36])+SUM([.D41:.D52])" table:style-name="ce122">
            <text:p>5.271,00</text:p>
          </table:table-cell>
          <table:table-cell office:value-type="float" office:value="37708" table:formula="of:=SUM([.E3:.E36])+SUM([.E41:.E56])" table:style-name="ce122">
            <text:p>37.708,00</text:p>
          </table:table-cell>
          <table:table-cell office:value-type="float" office:value="36636" table:formula="of:=SUM([.F3:.F36])+SUM([.F41:.F56])" table:style-name="ce122">
            <text:p>36.636,00</text:p>
          </table:table-cell>
          <table:table-cell office:value-type="float" office:value="1072" table:formula="of:=[.E59]-[.F59]" table:style-name="ce123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HESABA<text:s/></text:p>
          </table:table-cell>
          <table:table-cell office:value-type="string" table:style-name="ce125">
            <text:p>PERI<text:s/></text:p>
          </table:table-cell>
          <table:table-cell office:value-type="string" table:style-name="ce125">
            <text:p>PERİ</text:p>
          </table:table-cell>
          <table:table-cell office:value-type="string" table:style-name="ce126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YAZILMAYAN</text:p>
          </table:table-cell>
          <table:table-cell office:value-type="string" table:style-name="ce125">
            <text:p>BORÇ</text:p>
          </table:table-cell>
          <table:table-cell office:value-type="string" table:style-name="ce125">
            <text:p>ÖDEME</text:p>
          </table:table-cell>
          <table:table-cell office:value-type="string" table:style-name="ce127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8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9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30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693.82255008002" table:formula="of:=SUBTOTAL(109;[.$H$25:.$H$42])*-1" table:style-name="ce131">
            <text:p>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693.82255008002" table:formula="of:=[.I6]-[.D7]" table:style-name="ce85">
            <text:p>₺108.693,82</text:p>
          </table:table-cell>
          <table:table-cell table:number-columns-repeated="3" table:style-name="ce1"/>
          <table:table-cell office:value-type="currency" office:value="118693.82255008002" table:formula="of:=[.I6]-[.F7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693.822550080018" table:formula="of:=[.E7]-[.D8]" table:style-name="ce85">
            <text:p>₺98.693,82</text:p>
          </table:table-cell>
          <table:table-cell table:number-columns-repeated="3" table:style-name="ce1"/>
          <table:table-cell office:value-type="currency" office:value="118693.82255008002" table:formula="of:=[.I7]-[.F8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693.822550080018" table:formula="of:=[.E8]-[.D9]" table:style-name="ce85">
            <text:p>₺88.693,82</text:p>
          </table:table-cell>
          <table:table-cell table:number-columns-repeated="3" table:style-name="ce1"/>
          <table:table-cell office:value-type="currency" office:value="118693.82255008002" table:formula="of:=[.I8]-[.F9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693.822550080018" table:formula="of:=[.E9]-[.D10]" table:style-name="ce85">
            <text:p>₺78.693,82</text:p>
          </table:table-cell>
          <table:table-cell table:number-columns-repeated="3" table:style-name="ce1"/>
          <table:table-cell office:value-type="currency" office:value="118693.82255008002" table:formula="of:=[.I9]-[.F10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693.822550080018" table:formula="of:=[.E10]-[.D11]" table:style-name="ce85">
            <text:p>₺68.693,82</text:p>
          </table:table-cell>
          <table:table-cell table:number-columns-repeated="3" table:style-name="ce1"/>
          <table:table-cell office:value-type="currency" office:value="118693.82255008002" table:formula="of:=[.I10]-[.F11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693.822550080018" table:formula="of:=[.E11]-[.D12]" table:style-name="ce85">
            <text:p>₺58.693,82</text:p>
          </table:table-cell>
          <table:table-cell table:number-columns-repeated="3" table:style-name="ce1"/>
          <table:table-cell office:value-type="currency" office:value="118693.82255008002" table:formula="of:=[.I11]-[.F12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693.822550080018" table:formula="of:=[.E12]-[.D13]" table:style-name="ce85">
            <text:p>₺48.693,82</text:p>
          </table:table-cell>
          <table:table-cell table:number-columns-repeated="3" table:style-name="ce1"/>
          <table:table-cell office:value-type="currency" office:value="118693.82255008002" table:formula="of:=[.I12]-[.F13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693.822550080018" table:formula="of:=[.E13]-[.D14]" table:style-name="ce85">
            <text:p>₺38.693,82</text:p>
          </table:table-cell>
          <table:table-cell table:number-columns-repeated="3" table:style-name="ce1"/>
          <table:table-cell office:value-type="currency" office:value="118693.82255008002" table:formula="of:=[.I13]-[.F14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693.822550080018" table:formula="of:=[.E14]-[.D15]" table:style-name="ce85">
            <text:p>₺28.693,82</text:p>
          </table:table-cell>
          <table:table-cell table:number-columns-repeated="3" table:style-name="ce1"/>
          <table:table-cell office:value-type="currency" office:value="118693.82255008002" table:formula="of:=[.I14]-[.F15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693.822550080018" table:formula="of:=[.E15]-[.D16]" table:style-name="ce85">
            <text:p>₺18.693,82</text:p>
          </table:table-cell>
          <table:table-cell table:number-columns-repeated="3" table:style-name="ce1"/>
          <table:table-cell office:value-type="currency" office:value="118693.82255008002" table:formula="of:=[.I15]-[.F16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693.8225500800181" table:formula="of:=[.E16]-[.D17]" table:style-name="ce85">
            <text:p>₺8.693,82</text:p>
          </table:table-cell>
          <table:table-cell table:number-columns-repeated="3" table:style-name="ce1"/>
          <table:table-cell office:value-type="currency" office:value="118693.82255008002" table:formula="of:=[.I16]-[.F17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306.1774499199819" table:formula="of:=[.E17]-[.D18]" table:style-name="ce85">
            <text:p>₺1.306,18</text:p>
          </table:table-cell>
          <table:table-cell table:number-columns-repeated="3" table:style-name="ce1"/>
          <table:table-cell office:value-type="currency" office:value="118693.82255008002" table:formula="of:=[.I17]-[.F18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2">
            <text:p>Hisse Oranı</text:p>
          </table:table-cell>
          <table:table-cell table:style-name="ce1"/>
          <table:table-cell office:value-type="percentage" office:value="0.23538400000000001" table:style-name="ce133">
            <text:p>23,5384%</text:p>
          </table:table-cell>
          <table:table-cell office:value-type="percentage" office:value="0.76461599999999996" table:formula="of:=1-[.E22]" table:style-name="ce133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4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5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6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40">
            <text:p>30.12.2023</text:p>
          </table:table-cell>
          <table:table-cell office:value-type="string" table:style-name="ce141">
            <text:p>snyCD- Nakit-&gt;nazana</text:p>
          </table:table-cell>
          <table:table-cell office:value-type="float" office:value="135000" table:style-name="ce142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3">
            <text:p>30.11.2023</text:p>
          </table:table-cell>
          <table:table-cell office:value-type="string" table:style-name="ce144">
            <text:p>snyB- 2024 yılı içerisinde</text:p>
          </table:table-cell>
          <table:table-cell table:style-name="ce145"/>
          <table:table-cell office:value-type="float" office:value="0" table:formula="of:=IF([.G27]=1;[.$D27];0)" table:style-name="ce146">
            <text:p>0,00</text:p>
          </table:table-cell>
          <table:table-cell office:value-type="float" office:value="0" table:formula="of:=IF([.G27]=0;[.D27]*[.$E$22]*-1;0)" table:style-name="ce147">
            <text:p>0,00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IF([.G27]=1;[.D27]*[.$E$22]*-1;0)" table:style-name="ce146">
            <text:p>0,00</text:p>
          </table:table-cell>
          <table:table-cell office:value-type="float" office:value="-87636.410207680019" table:formula="of:=[.I28]+[.H27]" table:style-name="ce145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9">
            <text:p>6.11.2023</text:p>
          </table:table-cell>
          <table:table-cell office:value-type="string" table:style-name="ce150">
            <text:p>snyF- Nakit-&gt;nazana</text:p>
          </table:table-cell>
          <table:table-cell office:value-type="float" office:value="15887.06" table:style-name="ce151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9">
            <text:p>26.09.2023</text:p>
          </table:table-cell>
          <table:table-cell office:value-type="string" table:style-name="ce150">
            <text:p>snyA- Nakit-&gt;nazana</text:p>
          </table:table-cell>
          <table:table-cell office:value-type="float" office:value="84000" table:style-name="ce151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0">
            <text:p>30.10.2023</text:p>
          </table:table-cell>
          <table:table-cell office:value-type="string" table:style-name="ce141">
            <text:p>snyG- Nakit-&gt;nazana</text:p>
          </table:table-cell>
          <table:table-cell office:value-type="float" office:value="10000" table:style-name="ce142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40">
            <text:p>25.09.2023</text:p>
          </table:table-cell>
          <table:table-cell office:value-type="string" table:style-name="ce141">
            <text:p>snyG- Nakit-&gt;nazana</text:p>
          </table:table-cell>
          <table:table-cell office:value-type="float" office:value="3000" table:style-name="ce142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40">
            <text:p>23.09.2023</text:p>
          </table:table-cell>
          <table:table-cell office:value-type="string" table:style-name="ce141">
            <text:p>snyG- Nakit-&gt;nazana</text:p>
          </table:table-cell>
          <table:table-cell office:value-type="float" office:value="83000" table:style-name="ce142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8">
            <text:p>30.01.2024</text:p>
          </table:table-cell>
          <table:table-cell office:value-type="string" table:style-name="ce152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9">
            <text:p>-1.647,69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52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9">
            <text:p>-1.412,30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0">
            <text:p>30.11.2023</text:p>
          </table:table-cell>
          <table:table-cell office:value-type="string" table:style-name="ce141">
            <text:p>SnyE- Nakit-&gt;nazana 06-12-23</text:p>
          </table:table-cell>
          <table:table-cell office:value-type="float" office:value="6000" table:style-name="ce142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9">
            <text:p>30.10.2023</text:p>
          </table:table-cell>
          <table:table-cell office:value-type="string" table:style-name="ce150">
            <text:p>SnyE- Nakit-&gt;nazana 06-11-23</text:p>
          </table:table-cell>
          <table:table-cell office:value-type="float" office:value="6000" table:style-name="ce151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9">
            <text:p>30.09.2023</text:p>
          </table:table-cell>
          <table:table-cell office:value-type="string" table:style-name="ce150">
            <text:p>SnyE- Nakit-&gt;nazana</text:p>
          </table:table-cell>
          <table:table-cell office:value-type="float" office:value="6000" table:style-name="ce151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9">
            <text:p>2.09.2023</text:p>
          </table:table-cell>
          <table:table-cell office:value-type="string" table:style-name="ce150">
            <text:p>SnyE- Nakit-&gt;nazana</text:p>
          </table:table-cell>
          <table:table-cell office:value-type="float" office:value="65000" table:style-name="ce151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9">
            <text:p>15.07.2023</text:p>
          </table:table-cell>
          <table:table-cell office:value-type="string" table:style-name="ce150">
            <text:p>SnF-Çek-&gt;Nazan</text:p>
          </table:table-cell>
          <table:table-cell office:value-type="float" office:value="50000" table:style-name="ce151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50">
            <text:p>SnyF-bankadan <text:s/>-&gt; Nazan</text:p>
          </table:table-cell>
          <table:table-cell office:value-type="float" office:value="28080" table:style-name="ce151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50">
            <text:p>SnyF-icra avukatdan <text:s/>-&gt; Nazan</text:p>
          </table:table-cell>
          <table:table-cell office:value-type="float" office:value="8425.4599999999991" table:style-name="ce151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9">
            <text:p>6.02.2023</text:p>
          </table:table-cell>
          <table:table-cell office:value-type="string" table:style-name="ce150">
            <text:p>SnyF-Ocak23 -&gt; Nazan</text:p>
          </table:table-cell>
          <table:table-cell office:value-type="float" office:value="6920" table:style-name="ce151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9">
            <text:p>0,00</text:p>
          </table:table-cell>
          <table:table-cell office:value-type="float" office:value="1" table:style-name="ce153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54"/>
          <table:table-cell table:style-name="ce155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6">
            <text:p>100,0000%</text:p>
          </table:table-cell>
          <table:table-cell office:value-type="percentage" office:value="0.76461609620000004" table:formula="of:=1-[.F47]" table:style-name="ce157">
            <text:p>76,4616%</text:p>
          </table:table-cell>
          <table:table-cell office:value-type="percentage" office:value="0.23538390379999999" table:style-name="ce157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8">
            <text:p>395.502,36</text:p>
          </table:table-cell>
          <table:table-cell office:value-type="float" office:value="121753.76479004126" table:formula="of:=[.$D$44]*[.F47]" table:style-name="ce158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9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60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61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5])" table:style-name="ce76">
            <text:p>22.800,00</text:p>
          </table:table-cell>
          <table:table-cell office:value-type="float" office:value="-38101.83" table:formula="of:=SUM([.E5:.E35])" table:style-name="ce76">
            <text:p>-38.101,83</text:p>
          </table:table-cell>
          <table:table-cell office:value-type="float" office:value="16232.529999999999" table:formula="of:=SUM([.F5:.F35])" table:style-name="ce76">
            <text:p>16.232,53</text:p>
          </table:table-cell>
          <table:table-cell office:value-type="float" office:value="-41104.230000000003" table:formula="of:=SUM([.G5:.G35])" table:style-name="ce76">
            <text:p>-41.104,23</text:p>
          </table:table-cell>
          <table:table-cell office:value-type="float" office:value="-24871.700000000004" table:formula="of:=[.F2]+[.G2]" table:style-name="ce76">
            <text:p>-24.87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62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52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3.4" table:style-name="ce52">
            <text:p>-133,40</text:p>
          </table:table-cell>
          <table:table-cell office:value-type="float" office:value="-26432.230000000003" table:formula="of:=[.H16]+[.F17]+[.G17]" table:style-name="ce52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621" table:style-name="ce52">
            <text:p>-621,00</text:p>
          </table:table-cell>
          <table:table-cell office:value-type="float" office:value="-27053.230000000003" table:formula="of:=[.H17]+[.F18]+[.G18]" table:style-name="ce52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7053.230000000003" table:formula="of:=[.H18]+[.F19]+[.G19]" table:style-name="ce52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2">
            <text:p>12.Ara</text:p>
          </table:table-cell>
          <table:table-cell office:value-type="string" table:style-name="ce81">
            <text:p>yasemin</text:p>
          </table:table-cell>
          <table:table-cell table:number-columns-repeated="2" table:style-name="ce81"/>
          <table:table-cell table:number-columns-repeated="2" table:style-name="ce78"/>
          <table:table-cell office:value-type="float" office:value="-3512" table:style-name="ce52">
            <text:p>-3.512,00</text:p>
          </table:table-cell>
          <table:table-cell office:value-type="float" office:value="-30565.230000000003" table:formula="of:=[.H19]+[.F20]+[.G20]" table:style-name="ce52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2" table:style-name="ce52">
            <text:p>-3.512,00</text:p>
          </table:table-cell>
          <table:table-cell office:value-type="float" office:value="-34077.230000000003" table:formula="of:=[.H20]+[.F21]+[.G21]" table:style-name="ce52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2" table:style-name="ce52">
            <text:p>-3.512,00</text:p>
          </table:table-cell>
          <table:table-cell office:value-type="float" office:value="-37589.230000000003" table:formula="of:=[.H21]+[.F22]+[.G22]" table:style-name="ce52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2" table:style-name="ce52">
            <text:p>-3.512,00</text:p>
          </table:table-cell>
          <table:table-cell office:value-type="float" office:value="-41101.230000000003" table:formula="of:=[.H22]+[.F23]+[.G23]" table:style-name="ce52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155" table:style-name="ce52">
            <text:p>-155,00</text:p>
          </table:table-cell>
          <table:table-cell office:value-type="float" office:value="-41256.230000000003" table:formula="of:=[.H23]+[.F24]+[.G24]" table:style-name="ce52">
            <text:p>-41.25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1256.230000000003" table:formula="of:=[.H24]+[.F25]+[.G25]" table:style-name="ce52">
            <text:p>-41.25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1256.230000000003" table:formula="of:=[.H25]+[.F26]+[.G26]" table:style-name="ce52">
            <text:p>-41.25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1256.230000000003" table:formula="of:=[.H26]+[.F27]+[.G27]" table:style-name="ce52">
            <text:p>-41.25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432.53" table:style-name="ce52">
            <text:p>7.432,53</text:p>
          </table:table-cell>
          <table:table-cell table:style-name="ce52"/>
          <table:table-cell office:value-type="float" office:value="-33823.700000000004" table:formula="of:=[.H27]+[.F28]+[.G28]" table:style-name="ce52">
            <text:p>-33.82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2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1023.700000000004" table:formula="of:=[.H28]+[.F29]+[.G29]" table:style-name="ce52">
            <text:p>-31.023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31023.700000000004" table:formula="of:=[.H29]+[.F30]+[.G30]" table:style-name="ce52">
            <text:p>-31.023,70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31023.700000000004" table:formula="of:=[.H30]+[.F31]+[.G31]" table:style-name="ce52">
            <text:p>-31.023,70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31023.700000000004" table:formula="of:=[.H31]+[.F32]+[.G32]" table:style-name="ce52">
            <text:p>-31.02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5023.700000000004" table:formula="of:=[.H32]+[.F33]+[.G33]" table:style-name="ce52">
            <text:p>-25.02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5023.700000000004" table:formula="of:=[.H33]+[.F34]+[.G34]" table:style-name="ce52">
            <text:p>-25.02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5023.700000000004" table:formula="of:=[.H34]+[.F35]+[.G35]" table:style-name="ce52">
            <text:p>-25.02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6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7:.D54])" table:style-name="ce92">
            <text:p>5.357,51</text:p>
          </table:table-cell>
          <table:table-cell office:value-type="float" office:value="5360.01" table:formula="of:=SUM([.E47:.E53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9:.E78])" table:style-name="ce167">
            <text:p>-4.628,58</text:p>
          </table:table-cell>
          <table:table-cell office:value-type="float" office:value="0" table:formula="of:=SUM([.F59:.F78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9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82:.E107])" table:style-name="ce92">
            <text:p>-11.990,16</text:p>
          </table:table-cell>
          <table:table-cell office:value-type="float" office:value="0" table:formula="of:=SUM([.F82:.F90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table table:name="11_23" table:style-name="ta5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1"/>
        <table:table-column table:style-name="co45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62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9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69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70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70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71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26" table:default-cell-style-name="ce1"/>
        <table:table-column table:style-name="co10" table:default-cell-style-name="ce1"/>
        <table:table-column table:style-name="co24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6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9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70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70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71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6" table:default-cell-style-name="ce1"/>
        <table:table-column table:style-name="co47" table:default-cell-style-name="ce1"/>
        <table:table-column table:style-name="co46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9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9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70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70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71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69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70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70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48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72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55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69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9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73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69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9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1" table:default-cell-style-name="ce1"/>
        <table:table-column table:style-name="co50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39" table:default-cell-style-name="ce1"/>
        <table:table-column table:style-name="co22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6" table:default-cell-style-name="ce1"/>
        <table:table-column table:style-name="co4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45" table:default-cell-style-name="ce1"/>
        <table:table-column table:style-name="co1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7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7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8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7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5" table:default-cell-style-name="ce1"/>
        <table:table-column table:style-name="co51" table:default-cell-style-name="ce1"/>
        <table:table-column table:style-name="co27" table:default-cell-style-name="ce1"/>
        <table:table-column table:style-name="co22" table:default-cell-style-name="ce1"/>
        <table:table-column table:style-name="co22" table:default-cell-style-name="ce78"/>
        <table:table-column table:style-name="co22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79">
            <text:p>SnyF-M.Kipel Ocak Ayı kirası</text:p>
          </table:table-cell>
          <table:table-cell table:style-name="ce179"/>
          <table:table-cell table:style-name="ce180"/>
          <table:table-cell table:style-name="ce181"/>
          <table:table-cell office:value-type="float" office:value="6920" table:style-name="ce182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79">
            <text:p>Doğuş Kira 6/12-2023-24</text:p>
          </table:table-cell>
          <table:table-cell office:value-type="string" table:style-name="ce179">
            <text:p>bankadan</text:p>
          </table:table-cell>
          <table:table-cell table:style-name="ce180"/>
          <table:table-cell table:style-name="ce181"/>
          <table:table-cell office:value-type="float" office:value="6000" table:style-name="ce182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63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3">
            <text:p>SnyF-Kynkçı Merdal 12/12-2022-23</text:p>
          </table:table-cell>
          <table:table-cell table:style-name="ce163"/>
          <table:table-cell office:value-type="string" table:style-name="ce163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3">
            <text:p>snyA Ayhan Tüfek 42000-40000</text:p>
          </table:table-cell>
          <table:table-cell table:style-name="ce165"/>
          <table:table-cell office:value-type="string" table:style-name="ce163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3">
            <text:p>cihan oto 12-1 ay teminattan kalan</text:p>
          </table:table-cell>
          <table:table-cell table:style-name="ce165"/>
          <table:table-cell table:style-name="ce163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84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2" table:default-cell-style-name="ce1"/>
        <table:table-column table:style-name="co23" table:default-cell-style-name="ce1"/>
        <table:table-column table:style-name="co52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63">
            <text:p>Kira snyG Metin ÇELİK 4/8 31-12-2022</text:p>
          </table:table-cell>
          <table:table-cell table:style-name="ce163"/>
          <table:table-cell office:value-type="currency" office:value="1000" table:style-name="ce18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3">
            <text:p>SnyF-Kynkçı Merdal 12/12-2022-23</text:p>
          </table:table-cell>
          <table:table-cell table:style-name="ce163"/>
          <table:table-cell office:value-type="string" table:style-name="ce163">
            <text:p>3 aylık kira bedeli</text:p>
          </table:table-cell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3">
            <text:p>snyA Ayhan Tüfek 42000-40000</text:p>
          </table:table-cell>
          <table:table-cell table:style-name="ce165"/>
          <table:table-cell office:value-type="string" table:style-name="ce163">
            <text:p>%57,14 aylık kira bedeli</text:p>
          </table:table-cell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3">
            <text:p>cihan oto 12 ay teminattan kalan</text:p>
          </table:table-cell>
          <table:table-cell table:style-name="ce165"/>
          <table:table-cell table:style-name="ce163"/>
          <table:table-cell office:value-type="float" office:value="100" table:style-name="ce163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3" table:default-cell-style-name="ce1"/>
        <table:table-column table:style-name="co31" table:default-cell-style-name="ce1"/>
        <table:table-column table:style-name="co39" table:default-cell-style-name="ce1"/>
        <table:table-column table:style-name="co26" table:default-cell-style-name="ce1"/>
        <table:table-column table:style-name="co39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54" table:default-cell-style-name="ce51"/>
        <table:table-column table:style-name="co19" table:default-cell-style-name="ce51"/>
        <table:table-column table:style-name="co55" table:default-cell-style-name="ce51"/>
        <table:table-column table:style-name="co56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formula="of:=1-[.K1]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92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92">
            <text:p>228.775,34</text:p>
          </table:table-cell>
          <table:table-cell table:style-name="ce21"/>
          <table:table-cell table:style-name="ce105"/>
          <table:table-cell office:value-type="float" office:value="351" table:formula="of:=SUM([.J9:.J14])" table:style-name="ce105">
            <text:p>351</text:p>
          </table:table-cell>
          <table:table-cell office:value-type="float" office:value="82.383210000000005" table:formula="of:=SUM([.K9:.K14])" table:style-name="ce193">
            <text:p>82,38</text:p>
          </table:table-cell>
          <table:table-cell office:value-type="float" office:value="268.61678999999998" table:formula="of:=SUM([.L9:.L14])" table:style-name="ce193">
            <text:p>268,62</text:p>
          </table:table-cell>
          <table:table-cell office:value-type="float" office:value="86.05" table:formula="of:=SUM([.M3:.M14])" table:style-name="ce193">
            <text:p>86,05</text:p>
          </table:table-cell>
          <table:table-cell office:value-type="float" office:value="46.1" table:formula="of:=SUM([.N3:.N7])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formula="of:=[.B15]/[.A16]" table:style-name="ce195">
            <text:p>37.192,84</text:p>
          </table:table-cell>
          <table:table-cell office:value-type="float" office:value="-21853.567500000005" table:formula="of:=[.C15]/[.A16]" table:style-name="ce196">
            <text:p>-21.853,57</text:p>
          </table:table-cell>
          <table:table-cell table:style-name="ce196"/>
          <table:table-cell office:value-type="float" office:value="45447.670000000006" table:formula="of:=[.E15]/[.A16]" table:style-name="ce196">
            <text:p>45.447,67</text:p>
          </table:table-cell>
          <table:table-cell office:value-type="float" office:value="-26383.058333333334" table:formula="of:=[.F15]/[.A16]" table:style-name="ce196">
            <text:p>-26.383,06</text:p>
          </table:table-cell>
          <table:table-cell office:value-type="float" office:value="19064.611666666668" table:formula="of:=[.G15]/[.A16]" table:style-name="ce196">
            <text:p>19.064,61</text:p>
          </table:table-cell>
          <table:table-cell table:style-name="ce44"/>
          <table:table-cell table:style-name="ce107"/>
          <table:table-cell office:value-type="float" office:value="29.25" table:formula="of:=[.J15]/12" table:style-name="ce196">
            <text:p>29,25</text:p>
          </table:table-cell>
          <table:table-cell office:value-type="float" office:value="6.8652675000000007" table:formula="of:=[.K15]/12" table:style-name="ce196">
            <text:p>6,87</text:p>
          </table:table-cell>
          <table:table-cell office:value-type="float" office:value="22.384732499999998" table:formula="of:=[.L15]/12" table:style-name="ce196">
            <text:p>22,38</text:p>
          </table:table-cell>
          <table:table-cell office:value-type="float" office:value="7.1708333333333334" table:formula="of:=[.M15]/12" table:style-name="ce196">
            <text:p>7,17</text:p>
          </table:table-cell>
          <table:table-cell office:value-type="float" office:value="3.8416666666666668" table:formula="of:=[.N15]/12" table:style-name="ce19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22" table:default-cell-style-name="ce51"/>
        <table:table-column table:style-name="co22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7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8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81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82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82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99">
            <text:p>06.11.2022</text:p>
          </table:table-cell>
          <table:table-cell office:value-type="string" table:style-name="ce152">
            <text:p>Cihan Elektrik Teminat 1200 – 2/6</text:p>
          </table:table-cell>
          <table:table-cell table:style-name="ce152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99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2"/>
          <table:table-cell table:style-name="ce200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99">
            <text:p>30.03.2022</text:p>
          </table:table-cell>
          <table:table-cell office:value-type="string" table:style-name="ce152">
            <text:p>SnyF-Kynkçı Merdal 12/12-2022-23</text:p>
          </table:table-cell>
          <table:table-cell office:value-type="float" office:value="3" table:style-name="ce152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99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20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20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20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202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202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202"/>
          <table:table-cell table:style-name="ce77"/>
          <table:table-cell office:value-type="currency" office:value="1250" table:style-name="ce203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202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202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20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20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20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20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20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20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202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20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204">
            <text:p>snyA Ayhan Tüfek 42000-40000</text:p>
          </table:table-cell>
          <table:table-cell table:style-name="ce204"/>
          <table:table-cell office:value-type="currency" office:value="2000" table:style-name="ce20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204">
            <text:p>Cihan Elektrik Teminat 1200 – 1/6</text:p>
          </table:table-cell>
          <table:table-cell table:style-name="ce204"/>
          <table:table-cell office:value-type="currency" office:value="200" table:style-name="ce20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table:style-name="ce200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2" table:default-cell-style-name="ce1"/>
        <table:table-column table:style-name="co57" table:default-cell-style-name="ce1"/>
        <table:table-column table:style-name="co60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82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Lise Arkası Kira ++++++++++++++++</text:p>
          </table:table-cell>
          <table:table-cell table:style-name="ce206"/>
          <table:table-cell office:value-type="float" office:value="20000" table:style-name="ce20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selanik hesabına aktarılan</text:p>
          </table:table-cell>
          <table:table-cell table:style-name="ce206"/>
          <table:table-cell table:style-name="ce207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2"/>
          <table:table-cell table:style-name="ce208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09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0">
            <text:p>Lise Arkası Kira ++++++++++++++++</text:p>
          </table:table-cell>
          <table:table-cell table:style-name="ce210"/>
          <table:table-cell office:value-type="float" office:value="20000" table:style-name="ce21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12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Doğuş Kira 11/12-2022-23 kalan bakiye</text:p>
          </table:table-cell>
          <table:table-cell table:style-name="ce179"/>
          <table:table-cell office:value-type="float" office:value="1000" table:style-name="ce182">
            <text:p>1.000,00</text:p>
          </table:table-cell>
          <table:table-cell table:style-name="ce179"/>
          <table:table-cell office:value-type="float" office:value="1000" table:style-name="ce214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5">
            <text:p>Doğuş Kira 12/12-2022-23 BANKADAN</text:p>
          </table:table-cell>
          <table:table-cell office:value-type="string" table:style-name="ce215">
            <text:p>BH</text:p>
          </table:table-cell>
          <table:table-cell office:value-type="float" office:value="5000" table:style-name="ce216">
            <text:p>5.000,00</text:p>
          </table:table-cell>
          <table:table-cell table:style-name="ce215"/>
          <table:table-cell office:value-type="float" office:value="5000" table:style-name="ce217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SnyF-Kynkçı Merdal elektrik haziran</text:p>
          </table:table-cell>
          <table:table-cell table:style-name="ce179"/>
          <table:table-cell table:style-name="ce218"/>
          <table:table-cell table:style-name="ce179"/>
          <table:table-cell office:value-type="float" office:value="445.63" table:style-name="ce179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formula="of:=['07'.D55]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12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12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19">
            <text:p>05.07.2022</text:p>
          </table:table-cell>
          <table:table-cell office:value-type="string" table:style-name="ce215">
            <text:p>Doğuş Kira 11/12-2022-23<text:s/><text:span text:style-name="T4">BANKADAN</text:span></text:p>
          </table:table-cell>
          <table:table-cell table:style-name="ce215"/>
          <table:table-cell office:value-type="float" office:value="4000" table:style-name="ce216">
            <text:p>4.000,00</text:p>
          </table:table-cell>
          <table:table-cell table:style-name="ce215"/>
          <table:table-cell office:value-type="float" office:value="4000" table:style-name="ce217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10">
            <text:p>Doğuş Kira 11/12-2022-23 kalan bakiye</text:p>
          </table:table-cell>
          <table:table-cell table:style-name="ce210"/>
          <table:table-cell office:value-type="float" office:value="1000" table:style-name="ce220">
            <text:p>1.000,00</text:p>
          </table:table-cell>
          <table:table-cell table:style-name="ce210"/>
          <table:table-cell table:style-name="ce221"/>
          <table:table-cell table:style-name="ce222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elektrik</text:p>
          </table:table-cell>
          <table:table-cell table:style-name="ce223"/>
          <table:table-cell office:value-type="float" office:value="445.63" table:style-name="ce224">
            <text:p>445,63</text:p>
          </table:table-cell>
          <table:table-cell table:style-name="ce225"/>
          <table:table-cell table:style-name="ce223"/>
          <table:table-cell table:style-name="ce225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11">
            <text:p>4.000,00</text:p>
          </table:table-cell>
          <table:table-cell table:number-columns-repeated="3" table:style-name="ce210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6">
            <text:p>Mesut Elektrik</text:p>
          </table:table-cell>
          <table:table-cell table:style-name="ce226"/>
          <table:table-cell office:value-type="float" office:value="182.86" table:style-name="ce226">
            <text:p>182,86</text:p>
          </table:table-cell>
          <table:table-cell table:number-columns-repeated="3" table:style-name="ce227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9522138254 /CK ÇEPESAŞ/FATURA</text:p>
          </table:table-cell>
          <table:table-cell table:number-columns-repeated="2" table:style-name="ce228"/>
          <table:table-cell office:value-type="float" office:value="-1317.2" table:style-name="ce229">
            <text:p>-1.317,20</text:p>
          </table:table-cell>
          <table:table-cell table:style-name="ce229"/>
          <table:table-cell office:value-type="float" office:value="-1317.2" table:style-name="ce229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mazon 240gbWd ssd-braun-64gb 3/6</text:p>
          </table:table-cell>
          <table:table-cell table:number-columns-repeated="2" table:style-name="ce230"/>
          <table:table-cell office:value-type="float" office:value="-177.65" table:style-name="ce231">
            <text:p>-177,65</text:p>
          </table:table-cell>
          <table:table-cell table:number-columns-repeated="2" table:style-name="ce231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1561.71" table:style-name="ce229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Doğuş Kira 11/12-2022-23</text:p>
          </table:table-cell>
          <table:table-cell table:style-name="ce223"/>
          <table:table-cell office:value-type="float" office:value="5000" table:style-name="ce225">
            <text:p>5.000,00</text:p>
          </table:table-cell>
          <table:table-cell table:number-columns-repeated="3" table:style-name="ce225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19">
            <text:p>20.06.2022</text:p>
          </table:table-cell>
          <table:table-cell office:value-type="string" table:style-name="ce215">
            <text:p>SnyF-Kynkçı Merdal 9/12-2022</text:p>
          </table:table-cell>
          <table:table-cell table:number-columns-repeated="3" table:style-name="ce215"/>
          <table:table-cell office:value-type="float" office:value="4000" table:style-name="ce217">
            <text:p>4.000,00</text:p>
          </table:table-cell>
          <table:table-cell table:style-name="ce215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33">
            <text:p>4.000,00</text:p>
          </table:table-cell>
          <table:table-cell table:number-columns-repeated="3" table:style-name="ce223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udi benzin</text:p>
          </table:table-cell>
          <table:table-cell table:number-columns-repeated="2" table:style-name="ce230"/>
          <table:table-cell office:value-type="float" office:value="-100" table:style-name="ce231">
            <text:p>-100,00</text:p>
          </table:table-cell>
          <table:table-cell table:number-columns-repeated="2" table:style-name="ce231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907.97" table:style-name="ce229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34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23">
            <text:p>SnyF-Kynkçı Merdal 9/12-2022</text:p>
          </table:table-cell>
          <table:table-cell table:style-name="ce223"/>
          <table:table-cell office:value-type="float" office:value="4000" table:style-name="ce236">
            <text:p>4.000,00</text:p>
          </table:table-cell>
          <table:table-cell table:style-name="ce223"/>
          <table:table-cell table:number-columns-repeated="2" table:style-name="ce225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2" table:default-cell-style-name="ce1"/>
        <table:table-column table:style-name="co57" table:default-cell-style-name="ce1"/>
        <table:table-column table:style-name="co61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30">
            <text:p>06 yb 1397 2. taksit</text:p>
          </table:table-cell>
          <table:table-cell table:number-columns-repeated="2" table:style-name="ce230"/>
          <table:table-cell office:value-type="float" office:value="-169" table:style-name="ce231">
            <text:p>-169,00</text:p>
          </table:table-cell>
          <table:table-cell table:style-name="ce237"/>
          <table:table-cell table:style-name="ce231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number-columns-repeated="2" table:style-name="ce232"/>
          <table:table-cell office:value-type="float" office:value="-3998.85" table:style-name="ce229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5">
            <text:p>Doğuş Kira 9/12-2022-23 <text:s text:c="3"/>+2000</text:p>
          </table:table-cell>
          <table:table-cell table:style-name="ce234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2" table:default-cell-style-name="ce1"/>
        <table:table-column table:style-name="co63" table:default-cell-style-name="ce1"/>
        <table:table-column table:style-name="co58" table:default-cell-style-name="ce1"/>
        <table:table-column table:style-name="co26" table:default-cell-style-name="ce1"/>
        <table:table-column table:style-name="co39" table:default-cell-style-name="ce1"/>
        <table:table-column table:style-name="co26" table:default-cell-style-name="ce1"/>
        <table:table-column table:style-name="co39" table:number-columns-repeated="2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4" table:default-cell-style-name="ce1"/>
        <table:table-column table:style-name="co23" table:default-cell-style-name="ce1"/>
        <table:table-column table:style-name="co59" table:default-cell-style-name="ce1"/>
        <table:table-column table:style-name="co31" table:number-columns-repeated="2" table:default-cell-style-name="ce1"/>
        <table:table-column table:style-name="co48" table:default-cell-style-name="ce1"/>
        <table:table-column table:style-name="co39" table:default-cell-style-name="ce1"/>
        <table:table-column table:style-name="co49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1" table:default-cell-style-name="ce1"/>
        <table:table-column table:style-name="co23" table:default-cell-style-name="ce1"/>
        <table:table-column table:style-name="co59" table:default-cell-style-name="ce1"/>
        <table:table-column table:style-name="co45" table:default-cell-style-name="ce1"/>
        <table:table-column table:style-name="co24" table:default-cell-style-name="ce52"/>
        <table:table-column table:style-name="co39" table:number-columns-repeated="3" table:default-cell-style-name="ce52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8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2" table:default-cell-style-name="ce1"/>
        <table:table-column table:style-name="co26" table:default-cell-style-name="ce1"/>
        <table:table-column table:style-name="co12" table:default-cell-style-name="ce1"/>
        <table:table-column table:style-name="co64" table:number-columns-repeated="2" table:default-cell-style-name="ce1"/>
        <table:table-column table:style-name="co11" table:default-cell-style-name="ce1"/>
        <table:table-column table:style-name="co39" table:default-cell-style-name="ce1"/>
        <table:table-column table:style-name="co15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9" table:default-cell-style-name="ce1"/>
        <table:table-column table:style-name="co6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92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92">
            <text:p>228.775,34</text:p>
          </table:table-cell>
          <table:table-cell table:style-name="ce21"/>
          <table:table-cell table:style-name="ce105"/>
          <table:table-cell office:value-type="float" office:value="351" table:style-name="ce105">
            <text:p>351</text:p>
          </table:table-cell>
          <table:table-cell office:value-type="float" office:value="82.383210000000005" table:style-name="ce193">
            <text:p>82,38</text:p>
          </table:table-cell>
          <table:table-cell office:value-type="float" office:value="268.61678999999998" table:style-name="ce193">
            <text:p>268,62</text:p>
          </table:table-cell>
          <table:table-cell office:value-type="float" office:value="86.05" table:style-name="ce193">
            <text:p>86,05</text:p>
          </table:table-cell>
          <table:table-cell office:value-type="float" office:value="46.1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style-name="ce195">
            <text:p>37.192,84</text:p>
          </table:table-cell>
          <table:table-cell office:value-type="float" office:value="-21933.009166666699" table:style-name="ce196">
            <text:p>-21.933,01</text:p>
          </table:table-cell>
          <table:table-cell table:style-name="ce196"/>
          <table:table-cell office:value-type="float" office:value="45447.67" table:style-name="ce196">
            <text:p>45.447,67</text:p>
          </table:table-cell>
          <table:table-cell office:value-type="float" office:value="-26383.058333333302" table:style-name="ce196">
            <text:p>-26.383,06</text:p>
          </table:table-cell>
          <table:table-cell office:value-type="float" office:value="19064.6116666667" table:style-name="ce196">
            <text:p>19.064,61</text:p>
          </table:table-cell>
          <table:table-cell table:style-name="ce44"/>
          <table:table-cell table:style-name="ce107"/>
          <table:table-cell office:value-type="float" office:value="29.25" table:style-name="ce196">
            <text:p>29,25</text:p>
          </table:table-cell>
          <table:table-cell office:value-type="float" office:value="6.8652674999999999" table:style-name="ce196">
            <text:p>6,87</text:p>
          </table:table-cell>
          <table:table-cell office:value-type="float" office:value="22.384732499999998" table:style-name="ce196">
            <text:p>22,38</text:p>
          </table:table-cell>
          <table:table-cell office:value-type="float" office:value="7.1708333333333298" table:style-name="ce196">
            <text:p>7,17</text:p>
          </table:table-cell>
          <table:table-cell office:value-type="float" office:value="3.8416666666666699" table:style-name="ce196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15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28T08:26:23Z</dc:date>
    <meta:print-date>2023-12-11T05:55:06Z</meta:print-date>
    <meta:editing-cycles>259</meta:editing-cycles>
    <meta:editing-duration>PT28980S</meta:editing-duration>
  </office:meta>
</office:document-meta>
</file>